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21-10-21 22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20-05-21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216" calcext:value-type="float">
            <text:p>18.8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9-12-03 20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8-11-28 21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8-07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7-11-16 20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7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984" calcext:value-type="float">
            <text:p>17.7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16-05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09-09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08-07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06-1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200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7976" calcext:value-type="float">
            <text:p>18.85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1998-08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616" calcext:value-type="float">
            <text:p>18.8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1993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1978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7F0030</text:p>
          </table:table-cell>
          <table:table-cell office:value-type="string" calcext:value-type="string">
            <text:p>1956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16" meta:object-count="0"/>
    <meta:user-defined meta:name="AppVersion">3.0</meta:user-defined>
  </office:meta>
</office:document-meta>
</file>